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1pt" fo:language="es" fo:country="ES" style:text-underline-style="solid" style:text-underline-width="auto" style:text-underline-color="font-color" fo:font-weight="bold" officeooo:paragraph-rsid="001a3fb6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es" fo:country="ES" style:text-underline-style="solid" style:text-underline-width="auto" style:text-underline-color="font-color" fo:font-weight="bold" officeooo:rsid="001a3fb6" officeooo:paragraph-rsid="001a3fb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8pt" fo:language="es" fo:country="ES" style:text-underline-style="solid" style:text-underline-width="auto" style:text-underline-color="font-color" fo:font-weight="bold" officeooo:rsid="001a3fb6" officeooo:paragraph-rsid="001a3fb6" style:font-size-asian="48pt" style:font-weight-asian="bold" style:font-size-complex="4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8pt" fo:language="es" fo:country="ES" style:text-underline-style="solid" style:text-underline-width="auto" style:text-underline-color="font-color" fo:font-weight="bold" officeooo:rsid="001a3fb6" officeooo:paragraph-rsid="001a3fb6" style:font-size-asian="28pt" style:font-weight-asian="bold" style:font-size-complex="28pt" style:font-weight-complex="bold"/>
    </style:style>
    <style:style style:name="P5" style:family="paragraph" style:parent-style-name="Standard">
      <style:text-properties fo:font-size="11pt" fo:language="es" fo:country="ES" style:text-underline-style="none" fo:font-weight="normal" officeooo:rsid="001a3fb6" officeooo:paragraph-rsid="001a3fb6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1pt" fo:language="es" fo:country="ES" style:text-underline-style="none" fo:font-weight="normal" officeooo:rsid="001a3fb6" officeooo:paragraph-rsid="001cd269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text-properties fo:font-size="11pt" fo:language="es" fo:country="ES" style:text-underline-style="none" fo:font-weight="normal" officeooo:rsid="001a3fb6" officeooo:paragraph-rsid="001cd269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text-properties fo:font-size="11pt" fo:language="es" fo:country="ES" style:text-underline-style="none" fo:font-weight="normal" officeooo:rsid="001b21e5" officeooo:paragraph-rsid="001b21e5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text-properties fo:font-size="11pt" fo:language="es" fo:country="ES" style:text-underline-style="none" fo:font-weight="normal" officeooo:rsid="001b21e5" officeooo:paragraph-rsid="001cd269" style:font-size-asian="11pt" style:font-weight-asian="normal" style:font-size-complex="11pt" style:font-weight-complex="normal"/>
    </style:style>
    <style:style style:name="P10" style:family="paragraph" style:parent-style-name="Standard" style:list-style-name="L1">
      <style:text-properties fo:font-size="11pt" fo:language="es" fo:country="ES" style:text-underline-style="none" fo:font-weight="normal" officeooo:rsid="001bcdcb" officeooo:paragraph-rsid="001bcdcb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text-properties fo:font-size="11pt" fo:language="es" fo:country="ES" style:text-underline-style="none" fo:font-weight="normal" officeooo:rsid="001bcdcb" officeooo:paragraph-rsid="001cd269" style:font-size-asian="11pt" style:font-weight-asian="normal" style:font-size-complex="11pt" style:font-weight-complex="normal"/>
    </style:style>
    <style:style style:name="P12" style:family="paragraph" style:parent-style-name="Standard" style:list-style-name="L1">
      <style:text-properties fo:font-size="11pt" fo:language="es" fo:country="ES" style:text-underline-style="none" fo:font-weight="normal" officeooo:paragraph-rsid="001cd269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1pt" fo:language="es" fo:country="ES" style:text-underline-style="none" fo:font-weight="bold" officeooo:rsid="001a3fb6" officeooo:paragraph-rsid="001a3fb6" style:font-size-asian="11pt" style:font-weight-asian="bold" style:font-size-complex="11pt" style:font-weight-complex="bold"/>
    </style:style>
    <style:style style:name="P14" style:family="paragraph" style:parent-style-name="Standard" style:list-style-name="L1">
      <style:text-properties fo:font-size="11pt" fo:language="es" fo:country="ES" style:text-underline-style="none" fo:font-weight="bold" officeooo:rsid="001a3fb6" officeooo:paragraph-rsid="001a3fb6" style:font-size-asian="11pt" style:font-weight-asian="bold" style:font-size-complex="11pt" style:font-weight-complex="bold"/>
    </style:style>
    <style:style style:name="P15" style:family="paragraph" style:parent-style-name="Standard">
      <style:text-properties fo:font-size="11pt" fo:language="es" fo:country="ES" style:text-underline-style="none" fo:font-weight="bold" officeooo:rsid="001a3fb6" officeooo:paragraph-rsid="001cd2be" style:font-size-asian="11pt" style:font-weight-asian="bold" style:font-size-complex="11pt" style:font-weight-complex="bold"/>
    </style:style>
    <style:style style:name="P16" style:family="paragraph" style:parent-style-name="Standard" style:list-style-name="L1">
      <style:text-properties fo:font-size="11pt" fo:language="es" fo:country="ES" style:text-underline-style="solid" style:text-underline-width="auto" style:text-underline-color="font-color" fo:font-weight="normal" officeooo:paragraph-rsid="001b21e5" style:font-size-asian="11pt" style:font-weight-asian="normal" style:font-size-complex="11pt" style:font-weight-complex="normal"/>
    </style:style>
    <style:style style:name="P17" style:family="paragraph" style:parent-style-name="Standard" style:list-style-name="L1">
      <style:text-properties fo:font-size="11pt" fo:language="es" fo:country="ES" style:text-underline-style="solid" style:text-underline-width="auto" style:text-underline-color="font-color" fo:font-weight="normal" officeooo:paragraph-rsid="001cd269" style:font-size-asian="11pt" style:font-weight-asian="normal" style:font-size-complex="11pt" style:font-weight-complex="normal"/>
    </style:style>
    <style:style style:name="P18" style:family="paragraph" style:parent-style-name="Standard" style:list-style-name="L1">
      <style:text-properties fo:font-size="11pt" fo:language="es" fo:country="ES" style:text-underline-style="solid" style:text-underline-width="auto" style:text-underline-color="font-color" fo:font-weight="normal" officeooo:rsid="001b21e5" officeooo:paragraph-rsid="001cd269" style:font-size-asian="11pt" style:font-weight-asian="normal" style:font-size-complex="11pt" style:font-weight-complex="normal"/>
    </style:style>
    <style:style style:name="P19" style:family="paragraph" style:parent-style-name="Standard" style:list-style-name="L1">
      <style:text-properties fo:font-size="11pt" fo:language="es" fo:country="ES" style:text-underline-style="solid" style:text-underline-width="auto" style:text-underline-color="font-color" fo:font-weight="normal" officeooo:rsid="001a3fb6" officeooo:paragraph-rsid="001cd269" style:font-size-asian="11pt" style:font-weight-asian="normal" style:font-size-complex="11pt" style:font-weight-complex="normal"/>
    </style:style>
    <style:style style:name="P20" style:family="paragraph" style:parent-style-name="Standard" style:list-style-name="L2">
      <style:text-properties officeooo:paragraph-rsid="001cd2b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1a3fb6" style:font-weight-asian="normal" style:font-weight-complex="normal"/>
    </style:style>
    <style:style style:name="T3" style:family="text">
      <style:text-properties style:text-underline-style="none" officeooo:rsid="001a3fb6"/>
    </style:style>
    <style:style style:name="T4" style:family="text">
      <style:text-properties style:text-underline-style="none" officeooo:rsid="001b21e5"/>
    </style:style>
    <style:style style:name="T5" style:family="text">
      <style:text-properties style:text-underline-style="none" officeooo:rsid="001bcdcb"/>
    </style:style>
    <style:style style:name="T6" style:family="text">
      <style:text-properties style:text-underline-style="none" officeooo:rsid="001cd269"/>
    </style:style>
    <style:style style:name="T7" style:family="text">
      <style:text-properties style:text-underline-style="none" officeooo:rsid="001cd2be"/>
    </style:style>
    <style:style style:name="T8" style:family="text">
      <style:text-properties officeooo:rsid="001cd269"/>
    </style:style>
    <style:style style:name="T9" style:family="text">
      <style:text-properties fo:font-size="11pt" fo:language="es" fo:country="ES" style:text-underline-style="none" fo:font-weight="normal" officeooo:rsid="001cd269" style:font-size-asian="11pt" style:font-weight-asian="normal" style:font-size-complex="11pt" style:font-weight-complex="normal"/>
    </style:style>
    <style:style style:name="T10" style:family="text">
      <style:text-properties fo:font-size="11pt" fo:language="es" fo:country="ES" style:text-underline-style="none" fo:font-weight="normal" officeooo:rsid="001cd2be" style:font-size-asian="11pt" style:font-weight-asian="normal" style:font-size-complex="11pt" style:font-weight-complex="normal"/>
    </style:style>
    <style:style style:name="T11" style:family="text">
      <style:text-properties officeooo:rsid="001b21e5"/>
    </style:style>
    <style:style style:name="T12" style:family="text">
      <style:text-properties officeooo:rsid="001bcdcb"/>
    </style:style>
    <style:style style:name="T13" style:family="text">
      <style:text-properties fo:font-weight="normal" officeooo:rsid="001cd269" style:font-weight-asian="normal" style:font-weight-complex="normal"/>
    </style:style>
    <style:style style:name="T14" style:family="text">
      <style:text-properties fo:font-weight="normal" officeooo:rsid="001cd2be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R</text:p>
      <text:p text:style-name="P2"/>
      <text:p text:style-name="P2"/>
      <text:p text:style-name="P4">Casos de uso esenciales para </text:p>
      <text:p text:style-name="P4">redactar y enviar un e-mai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8">Gabriel Carrillo López</text:span></text:p>
      <text:p text:style-name="P5"><text:soft-page-break/></text:p>
      <text:p text:style-name="P1"><text:span text:style-name="T3">Actor Primario:</text:span><text:span text:style-name="T2"> Usuario</text:span></text:p>
      <text:p text:style-name="P1"><text:span text:style-name="T3">Acción: </text:span><text:span text:style-name="T2">Añadir receptor</text:span></text:p>
      <text:p text:style-name="P1"><text:span text:style-name="T3">Precondición:</text:span><text:span text:style-name="T2"> Usuario registrado</text:span></text:p>
      <text:p text:style-name="P13">Escenario principal:</text:p>
      <text:list xml:id="list1350093232" text:style-name="L1">
        <text:list-item text:start-value="1">
          <text:p text:style-name="P18"><text:span text:style-name="T1">El usuario clica sobre la zona establecida para </text:span><text:span text:style-name="T5">introducir el correo electrónico del receptor.</text:span></text:p>
        </text:list-item>
        <text:list-item>
          <text:p text:style-name="P8">El usuario introduce el correo electrónico del receptor en la zona establecida.</text:p>
        </text:list-item>
        <text:list-item>
          <text:p text:style-name="P9"><text:span text:style-name="T12">El sistema añade el correo electrónico a la pila de destinatarios.</text:span></text:p>
        </text:list-item>
        <text:list-item>
          <text:p text:style-name="P12"><text:span text:style-name="T8">El usuario repite el paso 2 las veces necesarias.</text:span></text:p>
        </text:list-item>
      </text:list>
      <text:p text:style-name="P13"/>
      <text:p text:style-name="P1"><text:span text:style-name="T3">Actor Primario:</text:span><text:span text:style-name="T2"> Usuario</text:span></text:p>
      <text:p text:style-name="P1"><text:span text:style-name="T3">Acción:</text:span><text:span text:style-name="T2"> Eliminar receptor</text:span></text:p>
      <text:p text:style-name="P1"><text:span text:style-name="T3">Precondición:</text:span><text:span text:style-name="T2"> Usuario registrado</text:span></text:p>
      <text:p text:style-name="P13">Escenario principal:</text:p>
      <text:list xml:id="list2088997978" text:continue-list="list1350093232" text:style-name="L1">
        <text:list-item text:start-value="1">
          <text:p text:style-name="P16"><text:span text:style-name="T4">El usuario clica sobre la zona establecida para </text:span><text:span text:style-name="T5">introducir el correo electrónico del receptor.</text:span></text:p>
        </text:list-item>
        <text:list-item>
          <text:p text:style-name="P10">El usuario elimina el correo electrónico del receptor que desee.</text:p>
        </text:list-item>
        <text:list-item>
          <text:p text:style-name="P10">El sistema elimina el correo electrónico de la pila destinatarios.</text:p>
        </text:list-item>
        <text:list-item>
          <text:p text:style-name="P11"><text:span text:style-name="T8">El usuario repite el paso 2 las veces necesarias.</text:span></text:p>
        </text:list-item>
      </text:list>
      <text:p text:style-name="P13"/>
      <text:p text:style-name="P1"><text:span text:style-name="T3">Actor Primario:</text:span><text:span text:style-name="T2"> Usuario</text:span></text:p>
      <text:p text:style-name="P1"><text:span text:style-name="T3">Acción:</text:span><text:span text:style-name="T2"> Añadir CC</text:span></text:p>
      <text:p text:style-name="P1"><text:span text:style-name="T3">Precondición:</text:span><text:span text:style-name="T2"> Usuario registrado</text:span></text:p>
      <text:p text:style-name="P13">Escenario principal:</text:p>
      <text:list xml:id="list1630103029" text:continue-list="list2088997978" text:style-name="L1">
        <text:list-item text:start-value="1">
          <text:p text:style-name="P7"><text:span text:style-name="T8">El usuario clica sobre la zona </text:span><text:span text:style-name="T11">establecida para </text:span><text:span text:style-name="T12">introducir el correo electrónico del receptor </text:span><text:span text:style-name="T8">de la copia</text:span><text:span text:style-name="T12">.</text:span></text:p>
        </text:list-item>
        <text:list-item>
          <text:p text:style-name="P9"><text:span text:style-name="T12">El usuario introduce el correo electrónico del receptor </text:span><text:span text:style-name="T8">de la copia </text:span><text:span text:style-name="T12">en la zona establecida.</text:span></text:p>
        </text:list-item>
        <text:list-item>
          <text:p text:style-name="P9"><text:span text:style-name="T12">El sistema añade el correo electrónico a la pila de destinatarios </text:span><text:span text:style-name="T8">de la copia</text:span><text:span text:style-name="T12">.</text:span></text:p>
        </text:list-item>
        <text:list-item>
          <text:p text:style-name="P9"><text:span text:style-name="T8">El usuario repite el paso 2 las veces necesarias.</text:span></text:p>
        </text:list-item>
      </text:list>
      <text:p text:style-name="P13"/>
      <text:p text:style-name="P1"><text:span text:style-name="T3">Actor Primario:</text:span><text:span text:style-name="T2"> Usuario</text:span></text:p>
      <text:p text:style-name="P1"><text:span text:style-name="T3">Acción:</text:span><text:span text:style-name="T2"> Eliminar CC</text:span></text:p>
      <text:p text:style-name="P1"><text:span text:style-name="T3">Precondición:</text:span><text:span text:style-name="T2"> Usuario registrado</text:span></text:p>
      <text:p text:style-name="P13">Escenario principal:</text:p>
      <text:list xml:id="list1391680763" text:continue-list="list1630103029" text:style-name="L1">
        <text:list-item text:start-value="1">
          <text:p text:style-name="P17"><text:span text:style-name="T4">El usuario clica sobre la zona establecida para </text:span><text:span text:style-name="T5">introducir el correo electrónico del receptor </text:span><text:span text:style-name="T6">de la copia</text:span><text:span text:style-name="T5">.</text:span></text:p>
        </text:list-item>
        <text:list-item>
          <text:p text:style-name="P11">El usuario elimina el correo electrónico del receptor <text:span text:style-name="T8">de la copia </text:span>que desee.</text:p>
        </text:list-item>
        <text:list-item>
          <text:p text:style-name="P11">El sistema elimina el correo electrónico de la pila <text:span text:style-name="T8">de </text:span>destinatarios <text:span text:style-name="T8">de la copia</text:span>.</text:p>
        </text:list-item>
        <text:list-item>
          <text:p text:style-name="P11"><text:span text:style-name="T8">El usuario repite el paso 2 las veces necesarias.</text:span></text:p>
        </text:list-item>
      </text:list>
      <text:p text:style-name="P13"/>
      <text:p text:style-name="P1"><text:span text:style-name="T3">Actor Primario:</text:span><text:span text:style-name="T2"> Usuario</text:span></text:p>
      <text:p text:style-name="P1"><text:span text:style-name="T3">Acción:</text:span><text:span text:style-name="T2"> Añadir CCO</text:span></text:p>
      <text:p text:style-name="P1"><text:span text:style-name="T3">Precondición:</text:span><text:span text:style-name="T2"> Usuario registrado</text:span></text:p>
      <text:p text:style-name="P13">Escenario principal:</text:p>
      <text:list xml:id="list893374472" text:continue-list="list1391680763" text:style-name="L1">
        <text:list-item text:start-value="1">
          <text:p text:style-name="P7"><text:span text:style-name="T8">El usuario clica sobre la zona </text:span><text:span text:style-name="T11">establecida para </text:span><text:span text:style-name="T12">introducir el correo electrónico del receptor </text:span><text:span text:style-name="T8">de la copia oculta</text:span><text:span text:style-name="T12">.</text:span></text:p>
        </text:list-item>
        <text:list-item>
          <text:p text:style-name="P9"><text:span text:style-name="T12">El usuario introduce el correo electrónico del receptor </text:span><text:span text:style-name="T8">de la copia oculta </text:span><text:span text:style-name="T12">en la zona establecida.</text:span></text:p>
        </text:list-item>
        <text:list-item>
          <text:p text:style-name="P9"><text:span text:style-name="T12">El sistema añade el correo electrónico a la pila de destinatarios </text:span><text:span text:style-name="T8">de la copia oculta</text:span><text:span text:style-name="T12">.</text:span></text:p>
        </text:list-item>
        <text:list-item>
          <text:p text:style-name="P9"><text:span text:style-name="T8">El usuario repite el paso 2 las veces necesarias.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"><text:span text:style-name="T3">Actor Primario:</text:span><text:span text:style-name="T2"> Usuario</text:span></text:p>
      <text:p text:style-name="P1"><text:span text:style-name="T3">Acción:</text:span><text:span text:style-name="T2"> Eliminar CCO</text:span></text:p>
      <text:p text:style-name="P1"><text:span text:style-name="T3">Precondición:</text:span><text:span text:style-name="T2"> Usuario registrado</text:span></text:p>
      <text:p text:style-name="P13">Escenario principal:</text:p>
      <text:list xml:id="list1153258154" text:continue-list="list893374472" text:style-name="L1">
        <text:list-item text:start-value="1">
          <text:p text:style-name="P17"><text:span text:style-name="T4">El usuario clica sobre la zona establecida para </text:span><text:span text:style-name="T5">introducir el correo electrónico del receptor </text:span><text:span text:style-name="T6">de la copia oculta</text:span><text:span text:style-name="T5">.</text:span></text:p>
        </text:list-item>
        <text:list-item>
          <text:p text:style-name="P11">El usuario elimina el correo electrónico del receptor <text:span text:style-name="T8">de la copia oculta </text:span>que desee.</text:p>
        </text:list-item>
        <text:list-item>
          <text:p text:style-name="P11">El sistema elimina el correo electrónico de la pila <text:span text:style-name="T8">de </text:span>destinatarios <text:span text:style-name="T8">de la copia oculta</text:span>.</text:p>
        </text:list-item>
        <text:list-item>
          <text:p text:style-name="P11"><text:span text:style-name="T8">El usuario repite el paso 2 las veces necesarias.</text:span></text:p>
        </text:list-item>
      </text:list>
      <text:p text:style-name="P13"/>
      <text:p text:style-name="P1"><text:span text:style-name="T3">Actor Primario:</text:span><text:span text:style-name="T2"> Usuario</text:span></text:p>
      <text:p text:style-name="P1"><text:span text:style-name="T3">Acción:</text:span><text:span text:style-name="T2"> Definir asunto</text:span></text:p>
      <text:p text:style-name="P1"><text:span text:style-name="T3">Precondición:</text:span><text:span text:style-name="T2"> Usuario registrado</text:span></text:p>
      <text:p text:style-name="P13">Escenario principal:</text:p>
      <text:list xml:id="list1065316819" text:continue-list="list1153258154" text:style-name="L1">
        <text:list-item text:start-value="1">
          <text:p text:style-name="P19"><text:span text:style-name="T4">El usuario clica sobre la zona establecida para </text:span><text:span text:style-name="T5">introducir el </text:span><text:span text:style-name="T6">asunto del </text:span><text:span text:style-name="T5">correo electrónico.</text:span></text:p>
        </text:list-item>
        <text:list-item>
          <text:p text:style-name="P19"><text:span text:style-name="T6">El usuario introduce el asunto del correo electrónico en la zona establecida.</text:span></text:p>
        </text:list-item>
        <text:list-item>
          <text:p text:style-name="P19"><text:span text:style-name="T6">El sistema añade el asunto al correo electrónico.</text:span></text:p>
        </text:list-item>
      </text:list>
      <text:p text:style-name="P13"/>
      <text:p text:style-name="P1"><text:span text:style-name="T3">Actor Primario:</text:span><text:span text:style-name="T2"> Usuario</text:span></text:p>
      <text:p text:style-name="P1"><text:span text:style-name="T3">Acción:</text:span><text:span text:style-name="T2"> Añadir fragento de texto al cuerpo del mensaje</text:span></text:p>
      <text:p text:style-name="P1"><text:span text:style-name="T3">Precondición:</text:span><text:span text:style-name="T2"> Usuario registrado</text:span></text:p>
      <text:p text:style-name="P15">Escenario principal:</text:p>
      <text:list xml:id="list2104882976" text:style-name="L2">
        <text:list-item>
          <text:p text:style-name="P20"><text:span text:style-name="T9">El usuario </text:span><text:span text:style-name="T10">clica sobre la zona del cuerpo del mensaje en la que desea añadir el fragmento de texto </text:span><text:span text:style-name="T9">.</text:span></text:p>
        </text:list-item>
        <text:list-item>
          <text:p text:style-name="P20"><text:span text:style-name="T10">El usuario introduce el fragmento de texto al cuerpo del mensaje.</text:span></text:p>
        </text:list-item>
        <text:list-item>
          <text:p text:style-name="P20"><text:span text:style-name="T9">El sistema añade el </text:span><text:span text:style-name="T10">fragmento de texto al cuerpo del mensaje</text:span><text:span text:style-name="T9"> </text:span><text:span text:style-name="T10">del</text:span><text:span text:style-name="T9"> correo electrónico.</text:span></text:p>
        </text:list-item>
      </text:list>
      <text:p text:style-name="P13"/>
      <text:p text:style-name="P1"><text:span text:style-name="T3">Actor Primario:</text:span><text:span text:style-name="T2"> Usuario</text:span></text:p>
      <text:p text:style-name="P1"><text:span text:style-name="T3">Acción:</text:span><text:span text:style-name="T2"> Borrar un fragmento de texto del cuerpo del mensaje</text:span></text:p>
      <text:p text:style-name="P1"><text:span text:style-name="T3">Precondición:</text:span><text:span text:style-name="T2"> Usuario registrado</text:span></text:p>
      <text:p text:style-name="P13">Escenario principal:</text:p>
      <text:list xml:id="list417132192" text:continue-list="list1065316819" text:style-name="L1">
        <text:list-item text:start-value="1">
          <text:p text:style-name="P14"/>
        </text:list-item>
      </text:list>
      <text:p text:style-name="P13"/>
      <text:p text:style-name="P1"><text:span text:style-name="T3">Actor Primario:</text:span><text:span text:style-name="T2"> Usuario</text:span></text:p>
      <text:p text:style-name="P1"><text:span text:style-name="T3">Acción:</text:span><text:span text:style-name="T2"> Adjuntar un fichero</text:span></text:p>
      <text:p text:style-name="P1"><text:span text:style-name="T3">Precondición:</text:span><text:span text:style-name="T2"> Usuario registrado</text:span></text:p>
      <text:p text:style-name="P13">Escenario principal:</text:p>
      <text:list xml:id="list1182214237" text:continue-list="list417132192" text:style-name="L1">
        <text:list-item text:start-value="1">
          <text:p text:style-name="P14"/>
        </text:list-item>
      </text:list>
      <text:p text:style-name="P13"/>
      <text:p text:style-name="P1"><text:span text:style-name="T3">Actor Primario:</text:span><text:span text:style-name="T2"> Usuario</text:span></text:p>
      <text:p text:style-name="P1"><text:span text:style-name="T3">Acción:</text:span><text:span text:style-name="T2"> Eliminar un fichero</text:span></text:p>
      <text:p text:style-name="P1"><text:span text:style-name="T3">Precondición:</text:span><text:span text:style-name="T2"> Usuario registrado</text:span></text:p>
      <text:p text:style-name="P13">Escenario principal:</text:p>
      <text:list xml:id="list1960079148" text:continue-list="list1182214237" text:style-name="L1">
        <text:list-item text:start-value="1">
          <text:p text:style-name="P14"/>
        </text:list-item>
      </text:list>
      <text:p text:style-name="P13"/>
      <text:p text:style-name="P1"><text:span text:style-name="T3">Actor Primario:</text:span><text:span text:style-name="T2"> Usuario</text:span></text:p>
      <text:p text:style-name="P1"><text:span text:style-name="T3">Acción:</text:span><text:span text:style-name="T2"> Descartar</text:span></text:p>
      <text:p text:style-name="P1"><text:span text:style-name="T3">Precondición:</text:span><text:span text:style-name="T2"> Usuario registrado</text:span></text:p>
      <text:p text:style-name="P13">Escenario principal:</text:p>
      <text:list xml:id="list1903268761" text:continue-list="list1960079148" text:style-name="L1">
        <text:list-item text:start-value="1">
          <text:p text:style-name="P14"/>
        </text:list-item>
      </text:list>
      <text:p text:style-name="P13"/>
      <text:p text:style-name="P1"><text:span text:style-name="T3">Actor Primario:</text:span><text:span text:style-name="T2"> Usuario</text:span></text:p>
      <text:p text:style-name="P1"><text:span text:style-name="T3">Acción:</text:span><text:span text:style-name="T2"> Enviar</text:span></text:p>
      <text:p text:style-name="P1"><text:soft-page-break/><text:span text:style-name="T3">Precondición:</text:span><text:span text:style-name="T2"> Usuario registrado</text:span></text:p>
      <text:p text:style-name="P13">Escenario principal:</text:p>
      <text:list xml:id="list1821691585" text:continue-list="list1903268761" text:style-name="L1">
        <text:list-item text:start-value="1"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10-15T12:44:30</meta:creation-date>
    <dc:date>2014-10-15T15:53:45</dc:date>
    <meta:editing-duration>PT15M</meta:editing-duration>
    <meta:editing-cycles>4</meta:editing-cycles>
    <meta:generator>LibreOffice/3.6$Linux_x86 LibreOffice_project/360m1$Build-304</meta:generator>
    <meta:document-statistic meta:table-count="0" meta:image-count="0" meta:object-count="0" meta:page-count="4" meta:paragraph-count="86" meta:word-count="590" meta:character-count="3799" meta:non-whitespace-character-count="3324"/>
  </office:meta>
</office:document-meta>
</file>